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  <style:style style:name="ce3" style:family="table-cell" style:parent-style-name="Default" style:data-style-name="N121"/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6 no leak" table:style-name="ta1">
        <table:shapes>
          <draw:frame draw:z-index="0" draw:style-name="gr1" draw:text-style-name="P1" svg:width="9in" svg:height="4in" svg:x="2.9343in" svg:y="0in">
            <draw:object draw:notify-on-update-of-ranges="'JMeter 6 no leak'.A1:'JMeter 6 no leak'.A1 'JMeter 6 no leak'.B1:'JMeter 6 no leak'.B1 'JMeter 6 no leak'.A2:'JMeter 6 no leak'.A2 'JMeter 6 no leak'.B2:'JMeter 6 no leak'.B2 'JMeter 6 no leak'.A3:'JMeter 6 no leak'.A3 'JMeter 6 no leak'.B3:'JMeter 6 no leak'.B3 'JMeter 6 no leak'.A4:'JMeter 6 no leak'.A4 'JMeter 6 no leak'.B4:'JMeter 6 no leak'.B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20011" calcext:value-type="float">
            <text:p>820011</text:p>
          </table:table-cell>
          <table:table-cell table:formula="of:=[.B1]/3600" office:value-type="float" office:value="227.780833333333" calcext:value-type="float">
            <text:p>227.781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1934" calcext:value-type="float">
            <text:p>821934</text:p>
          </table:table-cell>
          <table:table-cell table:formula="of:=[.B2]/3600" office:value-type="float" office:value="228.315" calcext:value-type="float">
            <text:p>228.315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4035" calcext:value-type="float">
            <text:p>824035</text:p>
          </table:table-cell>
          <table:table-cell table:formula="of:=[.B3]/3600" office:value-type="float" office:value="228.898611111111" calcext:value-type="float">
            <text:p>228.899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:.B3])" office:value-type="float" office:value="821993.333333333" calcext:value-type="float">
            <text:p>821993.33</text:p>
          </table:table-cell>
          <table:table-cell table:formula="of:=[.B4]/3600" office:value-type="float" office:value="228.331481481481" calcext:value-type="float">
            <text:p>228.33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4024" calcext:value-type="float">
            <text:p>4024</text:p>
          </table:table-cell>
          <table:table-cell table:style-name="Default"/>
        </table:table-row>
      </table:table>
      <table:table table:name="JMeter 6 leak" table:style-name="ta1">
        <table:shapes>
          <draw:frame draw:z-index="0" draw:style-name="gr1" draw:text-style-name="P1" svg:width="9in" svg:height="4in" svg:x="2.8382in" svg:y="0in">
            <draw:object draw:notify-on-update-of-ranges="'JMeter 6 leak'.A1:'JMeter 6 leak'.A1 'JMeter 6 leak'.B1:'JMeter 6 leak'.B1 'JMeter 6 leak'.A2:'JMeter 6 leak'.A2 'JMeter 6 leak'.B2:'JMeter 6 leak'.B2 'JMeter 6 leak'.A3:'JMeter 6 leak'.A3 'JMeter 6 leak'.B3:'JMeter 6 leak'.B3 'JMeter 6 leak'.A4:'JMeter 6 leak'.A4 'JMeter 6 leak'.B4:'JMeter 6 leak'.B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13733" calcext:value-type="float">
            <text:p>813733</text:p>
          </table:table-cell>
          <table:table-cell table:formula="of:=[.B1]/3600" office:value-type="float" office:value="226.036944444444" calcext:value-type="float">
            <text:p>226.03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1163" calcext:value-type="float">
            <text:p>821163</text:p>
          </table:table-cell>
          <table:table-cell table:formula="of:=[.B2]/3600" office:value-type="float" office:value="228.100833333333" calcext:value-type="float">
            <text:p>228.10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3443" calcext:value-type="float">
            <text:p>823443</text:p>
          </table:table-cell>
          <table:table-cell table:formula="of:=[.B3]/3600" office:value-type="float" office:value="228.734166666667" calcext:value-type="float">
            <text:p>228.734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];[.B2];[.B3])" office:value-type="float" office:value="819446.333333333" calcext:value-type="float">
            <text:p>819446.33</text:p>
          </table:table-cell>
          <table:table-cell table:formula="of:=[.B4]/3600" office:value-type="float" office:value="227.623981481481" calcext:value-type="float">
            <text:p>227.624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9710" calcext:value-type="float">
            <text:p>9710</text:p>
          </table:table-cell>
          <table:table-cell table:style-name="Default"/>
        </table:table-row>
      </table:table>
      <table:table table:name="Faban 6 no leak" table:style-name="ta1">
        <table:shapes>
          <draw:frame draw:z-index="0" draw:style-name="gr1" draw:text-style-name="P1" svg:width="9in" svg:height="4in" svg:x="1.778in" svg:y="0in">
            <draw:object draw:notify-on-update-of-ranges="'Faban 6 no leak'.A1:'Faban 6 no leak'.A1 'Faban 6 no leak'.B1:'Faban 6 no leak'.B1 'Faban 6 no leak'.A2:'Faban 6 no leak'.A2 'Faban 6 no leak'.B2:'Faban 6 no leak'.B2 'Faban 6 no leak'.A3:'Faban 6 no leak'.A3 'Faban 6 no leak'.B3:'Faban 6 no leak'.B3 'Faban 6 no leak'.A4:'Faban 6 no leak'.A4 'Faban 6 no leak'.B4:'Faban 6 no leak'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18265" calcext:value-type="float">
            <text:p>81826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3862" calcext:value-type="float">
            <text:p>82386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18863" calcext:value-type="float">
            <text:p>81886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)" office:value-type="float" office:value="820330" calcext:value-type="float">
            <text:p>82033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5597" calcext:value-type="float">
            <text:p>5597</text:p>
          </table:table-cell>
        </table:table-row>
      </table:table>
      <table:table table:name="Faban 6 leak" table:style-name="ta1">
        <table:shapes>
          <draw:frame draw:z-index="0" draw:style-name="gr1" draw:text-style-name="P1" svg:width="9in" svg:height="4in" svg:x="1.778in" svg:y="0in">
            <draw:object draw:notify-on-update-of-ranges="'Faban 6 leak'.A1:'Faban 6 leak'.A1 'Faban 6 leak'.B1:'Faban 6 leak'.B1 'Faban 6 leak'.A2:'Faban 6 leak'.A2 'Faban 6 leak'.B2:'Faban 6 leak'.B2 'Faban 6 leak'.A3:'Faban 6 leak'.A3 'Faban 6 leak'.B3:'Faban 6 leak'.B3 'Faban 6 leak'.A4:'Faban 6 leak'.A4 'Faban 6 leak'.B4:'Faban 6 leak'.B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22346" calcext:value-type="float">
            <text:p>82234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17627" calcext:value-type="float">
            <text:p>817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18486" calcext:value-type="float">
            <text:p>818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emer</text:p>
          </table:table-cell>
          <table:table-cell table:style-name="ce3" table:formula="of:=AVERAGE([.B1];[.B2];[.B3])" office:value-type="float" office:value="819486.333333333" calcext:value-type="float">
            <text:p>819486.3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4719" calcext:value-type="float">
            <text:p>4719</text:p>
          </table:table-cell>
          <table:table-cell table:number-columns-repeated="5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atling 6 no leak" table:style-name="ta1">
        <table:shapes>
          <draw:frame draw:z-index="0" draw:style-name="gr1" draw:text-style-name="P1" svg:width="9in" svg:height="4in" svg:x="2.7902in" svg:y="0in">
            <draw:object draw:notify-on-update-of-ranges="'Gatling 6 no leak'.A1:'Gatling 6 no leak'.A1 'Gatling 6 no leak'.B1:'Gatling 6 no leak'.B1 'Gatling 6 no leak'.A2:'Gatling 6 no leak'.A2 'Gatling 6 no leak'.B2:'Gatling 6 no leak'.B2 'Gatling 6 no leak'.A3:'Gatling 6 no leak'.A3 'Gatling 6 no leak'.B3:'Gatling 6 no leak'.B3 'Gatling 6 no leak'.A4:'Gatling 6 no leak'.A4 'Gatling 6 no leak'.B4:'Gatling 6 no leak'.B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16525" calcext:value-type="float">
            <text:p>816525</text:p>
          </table:table-cell>
          <table:table-cell table:formula="of:=[.B1]/3600" office:value-type="float" office:value="226.8125" calcext:value-type="float">
            <text:p>226.81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4327" calcext:value-type="float">
            <text:p>824327</text:p>
          </table:table-cell>
          <table:table-cell table:formula="of:=[.B2]/3600" office:value-type="float" office:value="228.979722222222" calcext:value-type="float">
            <text:p>228.98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0827" calcext:value-type="float">
            <text:p>820827</text:p>
          </table:table-cell>
          <table:table-cell table:formula="of:=[.B3]/3600" office:value-type="float" office:value="228.0075" calcext:value-type="float">
            <text:p>228.008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4" table:formula="of:=AVERAGE([.B1:.B3])" office:value-type="float" office:value="820559.666666667" calcext:value-type="float">
            <text:p>820560</text:p>
          </table:table-cell>
          <table:table-cell table:formula="of:=[.B4]/3600" office:value-type="float" office:value="227.933240740741" calcext:value-type="float">
            <text:p>227.93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7802" calcext:value-type="float">
            <text:p>7802</text:p>
          </table:table-cell>
          <table:table-cell table:style-name="Default"/>
        </table:table-row>
      </table:table>
      <table:table table:name="Gatling 6 leak" table:style-name="ta1">
        <table:shapes>
          <draw:frame draw:z-index="0" draw:style-name="gr1" draw:text-style-name="P1" svg:width="9in" svg:height="4in" svg:x="2.7185in" svg:y="0in">
            <draw:object draw:notify-on-update-of-ranges="'Gatling 6 leak'.A1:'Gatling 6 leak'.A1 'Gatling 6 leak'.B1:'Gatling 6 leak'.B1 'Gatling 6 leak'.A2:'Gatling 6 leak'.A2 'Gatling 6 leak'.B2:'Gatling 6 leak'.B2 'Gatling 6 leak'.A3:'Gatling 6 leak'.A3 'Gatling 6 leak'.B3:'Gatling 6 leak'.B3 'Gatling 6 leak'.A4:'Gatling 6 leak'.A4 'Gatling 6 leak'.B4:'Gatling 6 leak'.B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17001" calcext:value-type="float">
            <text:p>817001</text:p>
          </table:table-cell>
          <table:table-cell table:formula="of:=[.B1]/3600" office:value-type="float" office:value="226.944722222222" calcext:value-type="float">
            <text:p>226.94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0303" calcext:value-type="float">
            <text:p>820303</text:p>
          </table:table-cell>
          <table:table-cell table:formula="of:=[.B2]/3600" office:value-type="float" office:value="227.861944444444" calcext:value-type="float">
            <text:p>227.86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18141" calcext:value-type="float">
            <text:p>818141</text:p>
          </table:table-cell>
          <table:table-cell table:formula="of:=[.B3]/3600" office:value-type="float" office:value="227.261388888889" calcext:value-type="float">
            <text:p>227.26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4" table:formula="of:=AVERAGE([.B1:.B3])" office:value-type="float" office:value="818481.666666667" calcext:value-type="float">
            <text:p>818482</text:p>
          </table:table-cell>
          <table:table-cell table:formula="of:=[.B4]/3600" office:value-type="float" office:value="227.356018518519" calcext:value-type="float">
            <text:p>227.356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3302" calcext:value-type="float">
            <text:p>3302</text:p>
          </table:table-cell>
          <table:table-cell table:style-name="Default"/>
        </table:table-row>
      </table:table>
      <table:table table:name="PerfCake 6 no leak" table:style-name="ta1">
        <table:shapes>
          <draw:frame draw:z-index="0" draw:style-name="gr1" draw:text-style-name="P1" svg:width="9in" svg:height="4in" svg:x="2.9083in" svg:y="0in">
            <draw:object draw:notify-on-update-of-ranges="'PerfCake 6 no leak'.A1:'PerfCake 6 no leak'.A1 'PerfCake 6 no leak'.B1:'PerfCake 6 no leak'.B1 'PerfCake 6 no leak'.A2:'PerfCake 6 no leak'.A2 'PerfCake 6 no leak'.B2:'PerfCake 6 no leak'.B2 'PerfCake 6 no leak'.A3:'PerfCake 6 no leak'.A3 'PerfCake 6 no leak'.B3:'PerfCake 6 no leak'.B3 'PerfCake 6 no leak'.A4:'PerfCake 6 no leak'.A4 'PerfCake 6 no leak'.B4:'PerfCake 6 no leak'.B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96115245" calcext:value-type="float">
            <text:p>96115245</text:p>
          </table:table-cell>
          <table:table-cell table:formula="of:=[.B1]/3600" office:value-type="float" office:value="26698.6791666667" calcext:value-type="float">
            <text:p>26698.679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97714275" calcext:value-type="float">
            <text:p>97714275</text:p>
          </table:table-cell>
          <table:table-cell table:formula="of:=[.B2]/3600" office:value-type="float" office:value="27142.8541666667" calcext:value-type="float">
            <text:p>27142.854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97478553" calcext:value-type="float">
            <text:p>97478553</text:p>
          </table:table-cell>
          <table:table-cell table:formula="of:=[.B3]/3600" office:value-type="float" office:value="27077.3758333333" calcext:value-type="float">
            <text:p>27077.376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4" table:formula="of:=AVERAGE([.B1:.B3])" office:value-type="float" office:value="97102691" calcext:value-type="float">
            <text:p>97102691</text:p>
          </table:table-cell>
          <table:table-cell table:formula="of:=[.B4]/3600" office:value-type="float" office:value="26972.9697222222" calcext:value-type="float">
            <text:p>26972.97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1599030" calcext:value-type="float">
            <text:p>1599030</text:p>
          </table:table-cell>
          <table:table-cell table:style-name="Default"/>
        </table:table-row>
      </table:table>
      <table:table table:name="PerfCake 6 leak" table:style-name="ta1">
        <table:shapes>
          <draw:frame draw:z-index="0" draw:style-name="gr1" draw:text-style-name="P1" svg:width="9in" svg:height="4in" svg:x="2.9083in" svg:y="0in">
            <draw:object draw:notify-on-update-of-ranges="'PerfCake 6 leak'.A1:'PerfCake 6 leak'.A1 'PerfCake 6 leak'.B1:'PerfCake 6 leak'.B1 'PerfCake 6 leak'.A2:'PerfCake 6 leak'.A2 'PerfCake 6 leak'.B2:'PerfCake 6 leak'.B2 'PerfCake 6 leak'.A3:'PerfCake 6 leak'.A3 'PerfCake 6 leak'.B3:'PerfCake 6 leak'.B3 'PerfCake 6 leak'.A4:'PerfCake 6 leak'.A4 'PerfCake 6 leak'.B4:'PerfCake 6 leak'.B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91105106" calcext:value-type="float">
            <text:p>91105106</text:p>
          </table:table-cell>
          <table:table-cell table:formula="of:=[.B1]/3600" office:value-type="float" office:value="25306.9738888889" calcext:value-type="float">
            <text:p>25306.97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93325088" calcext:value-type="float">
            <text:p>93325088</text:p>
          </table:table-cell>
          <table:table-cell table:formula="of:=[.B2]/3600" office:value-type="float" office:value="25923.6355555556" calcext:value-type="float">
            <text:p>25923.636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93084772" calcext:value-type="float">
            <text:p>93084772</text:p>
          </table:table-cell>
          <table:table-cell table:formula="of:=[.B3]/3600" office:value-type="float" office:value="25856.8811111111" calcext:value-type="float">
            <text:p>25856.88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3" table:formula="of:=AVERAGE([.B1];[.B2];[.B3])" office:value-type="float" office:value="92504988.6666667" calcext:value-type="float">
            <text:p>92504988.7</text:p>
          </table:table-cell>
          <table:table-cell table:formula="of:=[.B4]/3600" office:value-type="float" office:value="25695.8301851852" calcext:value-type="float">
            <text:p>25695.83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2219982" calcext:value-type="float">
            <text:p>221998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4:09:00.681275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8:29:11.005380133</meta:creation-date>
    <meta:generator>LibreOffice/4.2.7.2$Linux_X86_64 LibreOffice_project/420m0$Build-2</meta:generator>
    <dc:date>2015-01-05T05:10:21.595022672</dc:date>
    <meta:editing-duration>PT10H25M6S</meta:editing-duration>
    <meta:editing-cycles>4</meta:editing-cycles>
    <meta:document-statistic meta:table-count="8" meta:cell-count="10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Faban 6 no leak'.A1:'Faban 6 no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6 no leak'.B1:'Faban 6 no leak'.B1" chart:label-cell-address="'Faban 6 no leak'.A1:'Faban 6 no leak'.A1" chart:class="chart:bar">
            <chart:data-point/>
          </chart:series>
          <chart:series chart:style-name="ch10" chart:values-cell-range-address="'Faban 6 no leak'.B2:'Faban 6 no leak'.B2" chart:label-cell-address="'Faban 6 no leak'.A2:'Faban 6 no leak'.A2" chart:class="chart:bar">
            <chart:data-point/>
          </chart:series>
          <chart:series chart:style-name="ch11" chart:values-cell-range-address="'Faban 6 no leak'.B3:'Faban 6 no leak'.B3" chart:label-cell-address="'Faban 6 no leak'.A3:'Faban 6 no leak'.A3" chart:class="chart:bar">
            <chart:data-point/>
          </chart:series>
          <chart:series chart:style-name="ch12" chart:values-cell-range-address="'Faban 6 no leak'.B4:'Faban 6 no leak'.B4" chart:label-cell-address="'Faban 6 no leak'.A4:'Faban 6 no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6 no leak'.A1:'Faban 6 no leak'.A1</svg:desc>
                </draw:g>
              </table:table-cell>
              <table:table-cell office:value-type="float" office:value="818265">
                <text:p>818265</text:p>
                <draw:g>
                  <svg:desc>'Faban 6 no leak'.B1:'Faban 6 no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6 no leak'.A2:'Faban 6 no leak'.A2</svg:desc>
                </draw:g>
              </table:table-cell>
              <table:table-cell office:value-type="float" office:value="823862">
                <text:p>823862</text:p>
                <draw:g>
                  <svg:desc>'Faban 6 no leak'.B2:'Faban 6 no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6 no leak'.A3:'Faban 6 no leak'.A3</svg:desc>
                </draw:g>
              </table:table-cell>
              <table:table-cell office:value-type="float" office:value="818863">
                <text:p>818863</text:p>
                <draw:g>
                  <svg:desc>'Faban 6 no leak'.B3:'Faban 6 no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6 no leak'.A4:'Faban 6 no leak'.A4</svg:desc>
                </draw:g>
              </table:table-cell>
              <table:table-cell office:value-type="float" office:value="820330">
                <text:p>820330</text:p>
                <draw:g>
                  <svg:desc>'Faban 6 no leak'.B4:'Faban 6 no leak'.B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Faban 6 leak'.A1:'Faban 6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6 leak'.B1:'Faban 6 leak'.B1" chart:label-cell-address="'Faban 6 leak'.A1:'Faban 6 leak'.A1" chart:class="chart:bar">
            <chart:data-point/>
          </chart:series>
          <chart:series chart:style-name="ch10" chart:values-cell-range-address="'Faban 6 leak'.B2:'Faban 6 leak'.B2" chart:label-cell-address="'Faban 6 leak'.A2:'Faban 6 leak'.A2" chart:class="chart:bar">
            <chart:data-point/>
          </chart:series>
          <chart:series chart:style-name="ch11" chart:values-cell-range-address="'Faban 6 leak'.B3:'Faban 6 leak'.B3" chart:label-cell-address="'Faban 6 leak'.A3:'Faban 6 leak'.A3" chart:class="chart:bar">
            <chart:data-point/>
          </chart:series>
          <chart:series chart:style-name="ch12" chart:values-cell-range-address="'Faban 6 leak'.B4:'Faban 6 leak'.B4" chart:label-cell-address="'Faban 6 leak'.A4:'Faban 6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6 leak'.A1:'Faban 6 leak'.A1</svg:desc>
                </draw:g>
              </table:table-cell>
              <table:table-cell office:value-type="float" office:value="822346">
                <text:p>822346</text:p>
                <draw:g>
                  <svg:desc>'Faban 6 leak'.B1:'Faban 6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6 leak'.A2:'Faban 6 leak'.A2</svg:desc>
                </draw:g>
              </table:table-cell>
              <table:table-cell office:value-type="float" office:value="817627">
                <text:p>817627</text:p>
                <draw:g>
                  <svg:desc>'Faban 6 leak'.B2:'Faban 6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6 leak'.A3:'Faban 6 leak'.A3</svg:desc>
                </draw:g>
              </table:table-cell>
              <table:table-cell office:value-type="float" office:value="818486">
                <text:p>818486</text:p>
                <draw:g>
                  <svg:desc>'Faban 6 leak'.B3:'Faban 6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6 leak'.A4:'Faban 6 leak'.A4</svg:desc>
                </draw:g>
              </table:table-cell>
              <table:table-cell office:value-type="float" office:value="819486.333333333">
                <text:p>819486.333333333</text:p>
                <draw:g>
                  <svg:desc>'Faban 6 leak'.B4:'Faban 6 leak'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JMeter 6 no leak'.A1:'JMeter 6 no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6 no leak'.B1:'JMeter 6 no leak'.B1" chart:label-cell-address="'JMeter 6 no leak'.A1:'JMeter 6 no leak'.A1" chart:class="chart:bar">
            <chart:data-point/>
          </chart:series>
          <chart:series chart:style-name="ch10" chart:values-cell-range-address="'JMeter 6 no leak'.B2:'JMeter 6 no leak'.B2" chart:label-cell-address="'JMeter 6 no leak'.A2:'JMeter 6 no leak'.A2" chart:class="chart:bar">
            <chart:data-point/>
          </chart:series>
          <chart:series chart:style-name="ch11" chart:values-cell-range-address="'JMeter 6 no leak'.B3:'JMeter 6 no leak'.B3" chart:label-cell-address="'JMeter 6 no leak'.A3:'JMeter 6 no leak'.A3" chart:class="chart:bar">
            <chart:data-point/>
          </chart:series>
          <chart:series chart:style-name="ch12" chart:values-cell-range-address="'JMeter 6 no leak'.B4:'JMeter 6 no leak'.B4" chart:label-cell-address="'JMeter 6 no leak'.A4:'JMeter 6 no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6 no leak'.A1:'JMeter 6 no leak'.A1</svg:desc>
                </draw:g>
              </table:table-cell>
              <table:table-cell office:value-type="float" office:value="820011">
                <text:p>820011</text:p>
                <draw:g>
                  <svg:desc>'JMeter 6 no leak'.B1:'JMeter 6 no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6 no leak'.A2:'JMeter 6 no leak'.A2</svg:desc>
                </draw:g>
              </table:table-cell>
              <table:table-cell office:value-type="float" office:value="821934">
                <text:p>821934</text:p>
                <draw:g>
                  <svg:desc>'JMeter 6 no leak'.B2:'JMeter 6 no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6 no leak'.A3:'JMeter 6 no leak'.A3</svg:desc>
                </draw:g>
              </table:table-cell>
              <table:table-cell office:value-type="float" office:value="824035">
                <text:p>824035</text:p>
                <draw:g>
                  <svg:desc>'JMeter 6 no leak'.B3:'JMeter 6 no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6 no leak'.A4:'JMeter 6 no leak'.A4</svg:desc>
                </draw:g>
              </table:table-cell>
              <table:table-cell office:value-type="float" office:value="821993.333333333">
                <text:p>821993.333333333</text:p>
                <draw:g>
                  <svg:desc>'JMeter 6 no leak'.B4:'JMeter 6 no leak'.B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JMeter 6 leak'.A1:'JMeter 6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6 leak'.B1:'JMeter 6 leak'.B1" chart:label-cell-address="'JMeter 6 leak'.A1:'JMeter 6 leak'.A1" chart:class="chart:bar">
            <chart:data-point/>
          </chart:series>
          <chart:series chart:style-name="ch10" chart:values-cell-range-address="'JMeter 6 leak'.B2:'JMeter 6 leak'.B2" chart:label-cell-address="'JMeter 6 leak'.A2:'JMeter 6 leak'.A2" chart:class="chart:bar">
            <chart:data-point/>
          </chart:series>
          <chart:series chart:style-name="ch11" chart:values-cell-range-address="'JMeter 6 leak'.B3:'JMeter 6 leak'.B3" chart:label-cell-address="'JMeter 6 leak'.A3:'JMeter 6 leak'.A3" chart:class="chart:bar">
            <chart:data-point/>
          </chart:series>
          <chart:series chart:style-name="ch12" chart:values-cell-range-address="'JMeter 6 leak'.B4:'JMeter 6 leak'.B4" chart:label-cell-address="'JMeter 6 leak'.A4:'JMeter 6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6 leak'.A1:'JMeter 6 leak'.A1</svg:desc>
                </draw:g>
              </table:table-cell>
              <table:table-cell office:value-type="float" office:value="813733">
                <text:p>813733</text:p>
                <draw:g>
                  <svg:desc>'JMeter 6 leak'.B1:'JMeter 6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6 leak'.A2:'JMeter 6 leak'.A2</svg:desc>
                </draw:g>
              </table:table-cell>
              <table:table-cell office:value-type="float" office:value="821163">
                <text:p>821163</text:p>
                <draw:g>
                  <svg:desc>'JMeter 6 leak'.B2:'JMeter 6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6 leak'.A3:'JMeter 6 leak'.A3</svg:desc>
                </draw:g>
              </table:table-cell>
              <table:table-cell office:value-type="float" office:value="823443">
                <text:p>823443</text:p>
                <draw:g>
                  <svg:desc>'JMeter 6 leak'.B3:'JMeter 6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6 leak'.A4:'JMeter 6 leak'.A4</svg:desc>
                </draw:g>
              </table:table-cell>
              <table:table-cell office:value-type="float" office:value="819446.333333333">
                <text:p>819446.333333333</text:p>
                <draw:g>
                  <svg:desc>'JMeter 6 leak'.B4:'JMeter 6 leak'.B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454cm" style:legend-expansion="high" chart:style-name="ch2"/>
        <chart:plot-area chart:style-name="ch3" table:cell-range-address="'PerfCake 6 no leak'.A1:'PerfCake 6 no leak'.B4" chart:data-source-has-labels="column" svg:x="1.528cm" svg:y="0.18cm" svg:width="11.28cm" svg:height="7.462cm">
          <chartooo:coordinate-region svg:x="3.261cm" svg:y="0.379cm" svg:width="9.547cm" svg:height="7.064cm"/>
          <chart:axis chart:dimension="x" chart:name="primary-x" chart:style-name="ch4">
            <chart:title svg:x="5.901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6 no leak'.B1:'PerfCake 6 no leak'.B1" chart:label-cell-address="'PerfCake 6 no leak'.A1:'PerfCake 6 no leak'.A1" chart:class="chart:bar">
            <chart:data-point/>
          </chart:series>
          <chart:series chart:style-name="ch10" chart:values-cell-range-address="'PerfCake 6 no leak'.B2:'PerfCake 6 no leak'.B2" chart:label-cell-address="'PerfCake 6 no leak'.A2:'PerfCake 6 no leak'.A2" chart:class="chart:bar">
            <chart:data-point/>
          </chart:series>
          <chart:series chart:style-name="ch11" chart:values-cell-range-address="'PerfCake 6 no leak'.B3:'PerfCake 6 no leak'.B3" chart:label-cell-address="'PerfCake 6 no leak'.A3:'PerfCake 6 no leak'.A3" chart:class="chart:bar">
            <chart:data-point/>
          </chart:series>
          <chart:series chart:style-name="ch12" chart:values-cell-range-address="'PerfCake 6 no leak'.B4:'PerfCake 6 no leak'.B4" chart:label-cell-address="'PerfCake 6 no leak'.A4:'PerfCake 6 no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6 no leak'.A1:'PerfCake 6 no leak'.A1</svg:desc>
                </draw:g>
              </table:table-cell>
              <table:table-cell office:value-type="float" office:value="96115245">
                <text:p>96115245</text:p>
                <draw:g>
                  <svg:desc>'PerfCake 6 no leak'.B1:'PerfCake 6 no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6 no leak'.A2:'PerfCake 6 no leak'.A2</svg:desc>
                </draw:g>
              </table:table-cell>
              <table:table-cell office:value-type="float" office:value="97714275">
                <text:p>97714275</text:p>
                <draw:g>
                  <svg:desc>'PerfCake 6 no leak'.B2:'PerfCake 6 no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6 no leak'.A3:'PerfCake 6 no leak'.A3</svg:desc>
                </draw:g>
              </table:table-cell>
              <table:table-cell office:value-type="float" office:value="97478553">
                <text:p>97478553</text:p>
                <draw:g>
                  <svg:desc>'PerfCake 6 no leak'.B3:'PerfCake 6 no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6 no leak'.A4:'PerfCake 6 no leak'.A4</svg:desc>
                </draw:g>
              </table:table-cell>
              <table:table-cell office:value-type="float" office:value="97102691">
                <text:p>97102691</text:p>
                <draw:g>
                  <svg:desc>'PerfCake 6 no leak'.B4:'PerfCake 6 no leak'.B4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PerfCake 6 leak'.A1:'PerfCake 6 leak'.B4" chart:data-source-has-labels="column" svg:x="1.665cm" svg:y="0.203cm" svg:width="17.867cm" svg:height="8.577cm">
          <chartooo:coordinate-region svg:x="3.398cm" svg:y="0.403cm" svg:width="16.134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6 leak'.B1:'PerfCake 6 leak'.B1" chart:label-cell-address="'PerfCake 6 leak'.A1:'PerfCake 6 leak'.A1" chart:class="chart:bar">
            <chart:data-point/>
          </chart:series>
          <chart:series chart:style-name="ch10" chart:values-cell-range-address="'PerfCake 6 leak'.B2:'PerfCake 6 leak'.B2" chart:label-cell-address="'PerfCake 6 leak'.A2:'PerfCake 6 leak'.A2" chart:class="chart:bar">
            <chart:data-point/>
          </chart:series>
          <chart:series chart:style-name="ch11" chart:values-cell-range-address="'PerfCake 6 leak'.B3:'PerfCake 6 leak'.B3" chart:label-cell-address="'PerfCake 6 leak'.A3:'PerfCake 6 leak'.A3" chart:class="chart:bar">
            <chart:data-point/>
          </chart:series>
          <chart:series chart:style-name="ch12" chart:values-cell-range-address="'PerfCake 6 leak'.B4:'PerfCake 6 leak'.B4" chart:label-cell-address="'PerfCake 6 leak'.A4:'PerfCake 6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6 leak'.A1:'PerfCake 6 leak'.A1</svg:desc>
                </draw:g>
              </table:table-cell>
              <table:table-cell office:value-type="float" office:value="91105106">
                <text:p>91105106</text:p>
                <draw:g>
                  <svg:desc>'PerfCake 6 leak'.B1:'PerfCake 6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6 leak'.A2:'PerfCake 6 leak'.A2</svg:desc>
                </draw:g>
              </table:table-cell>
              <table:table-cell office:value-type="float" office:value="93325088">
                <text:p>93325088</text:p>
                <draw:g>
                  <svg:desc>'PerfCake 6 leak'.B2:'PerfCake 6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6 leak'.A3:'PerfCake 6 leak'.A3</svg:desc>
                </draw:g>
              </table:table-cell>
              <table:table-cell office:value-type="float" office:value="93084772">
                <text:p>93084772</text:p>
                <draw:g>
                  <svg:desc>'PerfCake 6 leak'.B3:'PerfCake 6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6 leak'.A4:'PerfCake 6 leak'.A4</svg:desc>
                </draw:g>
              </table:table-cell>
              <table:table-cell office:value-type="float" office:value="92504988.6666667">
                <text:p>92504988.6666667</text:p>
                <draw:g>
                  <svg:desc>'PerfCake 6 leak'.B4:'PerfCake 6 leak'.B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454cm" style:legend-expansion="high" chart:style-name="ch2"/>
        <chart:plot-area chart:style-name="ch3" table:cell-range-address="'Gatling 6 no leak'.A1:'Gatling 6 no leak'.B4" chart:data-source-has-labels="column" svg:x="1.528cm" svg:y="0.18cm" svg:width="11.28cm" svg:height="7.462cm">
          <chartooo:coordinate-region svg:x="2.89cm" svg:y="0.379cm" svg:width="9.918cm" svg:height="7.064cm"/>
          <chart:axis chart:dimension="x" chart:name="primary-x" chart:style-name="ch4">
            <chart:title svg:x="5.901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6 no leak'.B1:'Gatling 6 no leak'.B1" chart:label-cell-address="'Gatling 6 no leak'.A1:'Gatling 6 no leak'.A1" chart:class="chart:bar">
            <chart:data-point/>
          </chart:series>
          <chart:series chart:style-name="ch10" chart:values-cell-range-address="'Gatling 6 no leak'.B2:'Gatling 6 no leak'.B2" chart:label-cell-address="'Gatling 6 no leak'.A2:'Gatling 6 no leak'.A2" chart:class="chart:bar">
            <chart:data-point/>
          </chart:series>
          <chart:series chart:style-name="ch11" chart:values-cell-range-address="'Gatling 6 no leak'.B3:'Gatling 6 no leak'.B3" chart:label-cell-address="'Gatling 6 no leak'.A3:'Gatling 6 no leak'.A3" chart:class="chart:bar">
            <chart:data-point/>
          </chart:series>
          <chart:series chart:style-name="ch12" chart:values-cell-range-address="'Gatling 6 no leak'.B4:'Gatling 6 no leak'.B4" chart:label-cell-address="'Gatling 6 no leak'.A4:'Gatling 6 no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6 no leak'.A1:'Gatling 6 no leak'.A1</svg:desc>
                </draw:g>
              </table:table-cell>
              <table:table-cell office:value-type="float" office:value="816525">
                <text:p>816525</text:p>
                <draw:g>
                  <svg:desc>'Gatling 6 no leak'.B1:'Gatling 6 no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6 no leak'.A2:'Gatling 6 no leak'.A2</svg:desc>
                </draw:g>
              </table:table-cell>
              <table:table-cell office:value-type="float" office:value="824327">
                <text:p>824327</text:p>
                <draw:g>
                  <svg:desc>'Gatling 6 no leak'.B2:'Gatling 6 no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6 no leak'.A3:'Gatling 6 no leak'.A3</svg:desc>
                </draw:g>
              </table:table-cell>
              <table:table-cell office:value-type="float" office:value="820827">
                <text:p>820827</text:p>
                <draw:g>
                  <svg:desc>'Gatling 6 no leak'.B3:'Gatling 6 no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6 no leak'.A4:'Gatling 6 no leak'.A4</svg:desc>
                </draw:g>
              </table:table-cell>
              <table:table-cell office:value-type="float" office:value="820559.666666667">
                <text:p>820559.666666667</text:p>
                <draw:g>
                  <svg:desc>'Gatling 6 no leak'.B4:'Gatling 6 no leak'.B4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454cm" style:legend-expansion="high" chart:style-name="ch2"/>
        <chart:plot-area chart:style-name="ch3" table:cell-range-address="'Gatling 6 leak'.A1:'Gatling 6 leak'.B4" chart:data-source-has-labels="column" svg:x="1.528cm" svg:y="0.18cm" svg:width="11.28cm" svg:height="7.462cm">
          <chartooo:coordinate-region svg:x="2.89cm" svg:y="0.379cm" svg:width="9.918cm" svg:height="7.064cm"/>
          <chart:axis chart:dimension="x" chart:name="primary-x" chart:style-name="ch4">
            <chart:title svg:x="5.901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6 leak'.B1:'Gatling 6 leak'.B1" chart:label-cell-address="'Gatling 6 leak'.A1:'Gatling 6 leak'.A1" chart:class="chart:bar">
            <chart:data-point/>
          </chart:series>
          <chart:series chart:style-name="ch10" chart:values-cell-range-address="'Gatling 6 leak'.B2:'Gatling 6 leak'.B2" chart:label-cell-address="'Gatling 6 leak'.A2:'Gatling 6 leak'.A2" chart:class="chart:bar">
            <chart:data-point/>
          </chart:series>
          <chart:series chart:style-name="ch11" chart:values-cell-range-address="'Gatling 6 leak'.B3:'Gatling 6 leak'.B3" chart:label-cell-address="'Gatling 6 leak'.A3:'Gatling 6 leak'.A3" chart:class="chart:bar">
            <chart:data-point/>
          </chart:series>
          <chart:series chart:style-name="ch12" chart:values-cell-range-address="'Gatling 6 leak'.B4:'Gatling 6 leak'.B4" chart:label-cell-address="'Gatling 6 leak'.A4:'Gatling 6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6 leak'.A1:'Gatling 6 leak'.A1</svg:desc>
                </draw:g>
              </table:table-cell>
              <table:table-cell office:value-type="float" office:value="817001">
                <text:p>817001</text:p>
                <draw:g>
                  <svg:desc>'Gatling 6 leak'.B1:'Gatling 6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6 leak'.A2:'Gatling 6 leak'.A2</svg:desc>
                </draw:g>
              </table:table-cell>
              <table:table-cell office:value-type="float" office:value="820303">
                <text:p>820303</text:p>
                <draw:g>
                  <svg:desc>'Gatling 6 leak'.B2:'Gatling 6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6 leak'.A3:'Gatling 6 leak'.A3</svg:desc>
                </draw:g>
              </table:table-cell>
              <table:table-cell office:value-type="float" office:value="818141">
                <text:p>818141</text:p>
                <draw:g>
                  <svg:desc>'Gatling 6 leak'.B3:'Gatling 6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6 leak'.A4:'Gatling 6 leak'.A4</svg:desc>
                </draw:g>
              </table:table-cell>
              <table:table-cell office:value-type="float" office:value="818481.666666667">
                <text:p>818481.666666667</text:p>
                <draw:g>
                  <svg:desc>'Gatling 6 leak'.B4:'Gatling 6 leak'.B4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